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.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3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05cm" svg:height="1.25cm" svg:x="1cm" svg:y="7.25cm">
          <text:p text:style-name="P1"><text:span text:style-name="T1">Ordina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1.3cm" svg:x="9cm" svg:y="7.25cm">
          <text:p text:style-name="P1"><text:span text:style-name="T1">Résolveur D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7.5cm" svg:x2="8.75cm" svg:y2="7.5cm">
          <text:p text:style-name="P2"><text:span text:style-name="T1">fr.wikipedia.org ?</text:span></text:p>
          <text:p text:style-name="P2"><text:span text:style-name="T1"/></text:p>
        </draw:line>
        <draw:line draw:style-name="gr4" draw:text-style-name="P3" draw:layer="layout" svg:x1="4.25cm" svg:y1="8.35cm" svg:x2="8.75cm" svg:y2="8.35cm">
          <text:p text:style-name="P2"><text:span text:style-name="T1"/></text:p>
          <text:p text:style-name="P2"><text:span text:style-name="T1">185.15.58.224</text:span></text:p>
        </draw:line>
        <draw:custom-shape draw:style-name="gr5" draw:text-style-name="P1" draw:layer="layout" svg:width="3.8cm" svg:height="1.8cm" svg:x="17.225cm" svg:y="7cm">
          <text:p text:style-name="P1"><text:span text:style-name="T1">Serveur DNS de niveau 1 </text:span><text:span text:style-name="T1">(pour .or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cm" svg:y1="7.4cm" svg:x2="17cm" svg:y2="7.4cm">
          <text:p text:style-name="P2"><text:span text:style-name="T1">wikipedia.org ?</text:span></text:p>
          <text:p text:style-name="P2"><text:span text:style-name="T1"/></text:p>
        </draw:line>
        <draw:line draw:style-name="gr4" draw:text-style-name="P3" draw:layer="layout" svg:x1="12cm" svg:y1="8.25cm" svg:x2="17cm" svg:y2="8.25cm">
          <text:p text:style-name="P2"><text:span text:style-name="T1"/></text:p>
          <text:p text:style-name="P2"><text:span text:style-name="T1">va voir DNS 2</text:span></text:p>
        </draw:line>
        <draw:custom-shape draw:style-name="gr6" draw:text-style-name="P1" draw:layer="layout" svg:width="3.55cm" svg:height="1.3cm" svg:x="17.35cm" svg:y="2.5cm">
          <text:p text:style-name="P1"><text:span text:style-name="T1">Serveur DNS rac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25cm" svg:height="1.8cm" svg:x="17cm" svg:y="12cm">
          <text:p text:style-name="P1"><text:span text:style-name="T1">Serveur DNS de niveau 2 (pour wikipedia.or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5cm" svg:y1="6.579cm" svg:x2="16.75cm" svg:y2="3cm">
          <text:p text:style-name="P2"><text:span text:style-name="T1">.org ?</text:span></text:p>
          <text:p text:style-name="P2"><text:span text:style-name="T1"/></text:p>
        </draw:line>
        <draw:line draw:style-name="gr4" draw:text-style-name="P3" draw:layer="layout" svg:x1="12.106cm" svg:y1="7cm" svg:x2="16.75cm" svg:y2="4.053cm">
          <text:p text:style-name="P2"><text:span text:style-name="T1"/></text:p>
          <text:p text:style-name="P2"><text:span text:style-name="T1">va voir DNS 1</text:span></text:p>
        </draw:line>
        <draw:line draw:style-name="gr3" draw:text-style-name="P3" draw:layer="layout" svg:x1="11.906cm" svg:y1="8.8cm" svg:x2="16.75cm" svg:y2="11.32cm">
          <text:p text:style-name="P2"><text:span text:style-name="T1">fr.wikipedia.org ?</text:span></text:p>
          <text:p text:style-name="P2"><text:span text:style-name="T1"/></text:p>
        </draw:line>
        <draw:line draw:style-name="gr4" draw:text-style-name="P3" draw:layer="layout" svg:x1="11.3cm" svg:y1="9.2cm" svg:x2="16.75cm" svg:y2="12cm">
          <text:p text:style-name="P2"><text:span text:style-name="T1"/></text:p>
          <text:p text:style-name="P2"><text:span text:style-name="T1">185.15.58.224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ouis Paternault</meta:initial-creator>
    <meta:creation-date>2022-04-25T16:32:23.427766562</meta:creation-date>
    <dc:date>2022-04-25T16:44:24.315273172</dc:date>
    <dc:creator>Louis Paternault</dc:creator>
    <meta:editing-duration>PT11M44S</meta:editing-duration>
    <meta:editing-cycles>2</meta:editing-cycles>
    <meta:generator>LibreOffice/7.3.2.2$Linux_X86_64 LibreOffice_project/30$Build-2</meta:generator>
    <meta:document-statistic meta:object-count="13"/>
  </office:meta>
</office:document-meta>
</file>